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47cm" fo:margin-top="0cm" fo:margin-bottom="0cm" style:page-number="auto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0.194cm"/>
    </style:style>
    <style:style style:name="Table1.C" style:family="table-column">
      <style:table-column-properties style:column-width="0.64cm"/>
    </style:style>
    <style:style style:name="Table1.D" style:family="table-column">
      <style:table-column-properties style:column-width="4.568cm"/>
    </style:style>
    <style:style style:name="Table1.E" style:family="table-column">
      <style:table-column-properties style:column-width="0.584cm"/>
    </style:style>
    <style:style style:name="Table1.F" style:family="table-column">
      <style:table-column-properties style:column-width="1.101cm"/>
    </style:style>
    <style:style style:name="Table1.G" style:family="table-column">
      <style:table-column-properties style:column-width="7.923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7.542cm" fo:margin-top="0cm" fo:margin-bottom="0cm" table:align="margins" style:may-break-between-rows="true"/>
    </style:style>
    <style:style style:name="Table2.A" style:family="table-column">
      <style:table-column-properties style:column-width="7.542cm" style:rel-column-width="65535*"/>
    </style:style>
    <style:style style:name="Table2.A1" style:family="table-cell">
      <style:table-cell-properties fo:background-color="transparent" fo:padding="0.049cm" fo:border="none">
        <style:background-image/>
      </style:table-cell-properties>
    </style:style>
    <style:style style:name="Table3" style:family="table">
      <style:table-properties style:width="7.542cm" fo:margin-top="0cm" fo:margin-bottom="0cm" table:align="margins" style:may-break-between-rows="true"/>
    </style:style>
    <style:style style:name="Table3.A" style:family="table-column">
      <style:table-column-properties style:column-width="7.542cm" style:rel-column-width="65535*"/>
    </style:style>
    <style:style style:name="Table3.A1" style:family="table-cell">
      <style:table-cell-properties fo:padding="0.049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start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9" style:family="paragraph" style:parent-style-name="Standard">
      <style:paragraph-properties fo:margin-top="0cm" fo:margin-bottom="0cm"/>
    </style:style>
    <style:style style:name="P10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 fo:text-align="start" style:justify-single-word="false"/>
      <style:text-properties style:font-name="Tahoma" style:font-name-complex="Tahoma"/>
    </style:style>
    <style:style style:name="P12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3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6" style:family="paragraph" style:parent-style-name="Table_20_Contents">
      <style:paragraph-properties fo:margin-top="0cm" fo:margin-bottom="0cm" fo:text-align="start" style:justify-single-word="false"/>
      <style:text-properties style:font-name="Tahoma" style:font-name-complex="Tahoma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8" style:family="paragraph" style:parent-style-name="Table_20_Contents">
      <style:paragraph-properties fo:margin-top="0cm" fo:margin-bottom="0cm" fo:line-height="100%" fo:text-align="start" style:justify-single-word="false"/>
      <style:text-properties style:font-name="Tahoma" fo:font-size="11pt" style:font-size-asian="11pt" style:font-name-complex="Tahoma" style:font-size-complex="11pt"/>
    </style:style>
    <style:style style:name="P19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0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21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P22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T1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5" office:value-type="string">
            <text:p text:style-name="P19">{nama_satker}</text:p>
            <text:p text:style-name="P2">“UNTUK KEADILAN”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0">BA-19</text:p>
          </table:table-cell>
          <table:covered-table-cell/>
        </table:table-row>
        <table:table-row>
          <table:table-cell table:style-name="Table1.A1" table:number-columns-spanned="7" office:value-type="string">
            <text:p text:style-name="P6"/>
            <text:p text:style-name="P7">BERITA ACARA </text:p>
            <text:p text:style-name="P7">PELAKSANAAN PUTUSAN HAKIM ATAS BARANG BUKTI BENDA SITAAN</text:p>
            <text:p text:style-name="P7">YANG BERSIFAT TERLARANG ATAU DILARANG DIEDARKAN </text:p>
            <text:p text:style-name="P7">YANG DIRAMPAS UNTUK {ISI1}{isi1}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2">Pada hari ini, {nama_hari}, {tgl_surat_terbilang} bertempat di {lokasi_surat}, kami: 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/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4">Nama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2" office:value-type="string">
            <text:p text:style-name="P13">{nama}{isi2}</text:p>
          </table:table-cell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4">Pangkat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4">{pangkat}</text:p>
          </table:table-cell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4">NIP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4">{nip}</text:p>
          </table:table-cell>
          <table:covered-table-cell/>
        </table:table-row>
        <table:table-row>
          <table:table-cell table:style-name="Table1.A1" table:number-columns-spanned="7" office:value-type="string">
            <text:p text:style-name="P3"/>
            <text:p text:style-name="P3">Berdasarkan Surat Perintah Kepala {isi3} tanggal {isi4} nomor {isi5} jo Putusan {isi6} {isi7} No. {isi8} tanggal {isi9}</text:p>
            <text:p text:style-name="P3"/>
            <text:p text:style-name="P3">Dengan disaksikan oleh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12">[!-- BEGIN Sksi --]{nourut}</text:p>
          </table:table-cell>
          <table:covered-table-cell/>
          <table:table-cell table:style-name="Table1.A1" office:value-type="string">
            <text:p text:style-name="P14">Nama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2" office:value-type="string">
            <text:p text:style-name="P15">{namasks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office:value-type="string">
            <text:p text:style-name="P14">Pangkat/ NIP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5">{pangkatsks}/ NIP.{nipsks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office:value-type="string">
            <text:p text:style-name="P14">Jabatan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5">{jabatansks}<text:span text:style-name="T1"> 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12">[!-- END Sksi --]</text:p>
          </table:table-cell>
          <table:covered-table-cell/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0"/>
          </table:table-cell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1.A1" table:number-columns-spanned="7" office:value-type="string">
            <text:p text:style-name="P22">Telah merampas Benda Sitaan yang bersifat terlarang/dilarang untuk diedarkan, berupa {isi10} sebagaimana ketentuan peraturan perundang-undangan yang berlaku. Melihat sifatnya benda-benda tersebut {isi11} yang selanjutnya menyerahkan barang bukti/benda sitaan tersebut <text:s/>kepada: {isi12}.</text:p>
            <text:p text:style-name="P22">Demikian Berita Acara dibuat dengan sebenarnya atas kekuatan sumpah jabatan kemudian ditutup dan ditandatangani pada hari dan tanggal tersebut di a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7">{isi12}</text:p>
                  <text:p text:style-name="P17"/>
                </table:table-cell>
              </table:table-row>
              <table:table-row>
                <table:table-cell table:style-name="Table2.A1" office:value-type="string">
                  <text:p text:style-name="P4"/>
                  <text:p text:style-name="P4"/>
                  <text:p text:style-name="P4"><text:soft-page-break/></text:p>
                </table:table-cell>
              </table:table-row>
              <table:table-row>
                <table:table-cell table:style-name="Table2.A1" office:value-type="string">
                  <text:p text:style-name="P17">{isi13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7">Jaksa Penuntut Umum,</text:p>
                  <text:p text:style-name="P17">Yang Menyerahkan</text:p>
                </table:table-cell>
              </table:table-row>
              <table:table-row>
                <table:table-cell table:style-name="Table3.A1" office:value-type="string">
                  <text:p text:style-name="P4"/>
                  <text:p text:style-name="P4"/>
                  <text:p text:style-name="P4"><text:soft-page-break/></text:p>
                </table:table-cell>
              </table:table-row>
              <table:table-row>
                <table:table-cell table:style-name="Table3.A1" office:value-type="string">
                  <text:p text:style-name="P4">{nama}</text:p>
                  <text:p text:style-name="P4">{pangkat}/NIP. {nip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6">Saksi-saksi,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2">[!-- BEGIN ttdsks --]{nourut}</text:p>
          </table:table-cell>
          <table:covered-table-cell/>
          <table:table-cell table:style-name="Table1.A1" table:number-columns-spanned="5" office:value-type="string">
            <text:p text:style-name="P11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5" office:value-type="string">
            <text:p text:style-name="P18">{namasks}</text:p>
            <text:p text:style-name="P18">{pangkatsks}/NIP. {nipsks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2">[!-- END ttdsks --]</text:p>
          </table:table-cell>
          <table:covered-table-cell/>
          <table:table-cell table:style-name="Table1.A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22T10:21:11.04</dc:date>
    <meta:editing-cycles>40</meta:editing-cycles>
    <meta:editing-duration>P1DT5H40M50S</meta:editing-duration>
    <meta:document-statistic meta:table-count="3" meta:image-count="0" meta:object-count="0" meta:page-count="2" meta:paragraph-count="43" meta:word-count="160" meta:character-count="1184"/>
    <meta:template xlink:type="simple" xlink:actuate="onRequest" xlink:title="" xlink:href="../pidsus14report.odt/Normal.dotm"/>
  </office:meta>
</office:document-meta>
</file>